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cb5" officeooo:paragraph-rsid="001a8cb5"/>
    </style:style>
    <style:style style:name="P2" style:family="paragraph" style:parent-style-name="Standard">
      <style:text-properties officeooo:paragraph-rsid="001a8cb5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a8cb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1">J</text:span>an. 13, 2017</text:p>
      <text:p text:style-name="Standard">MEDIA ADVISORY M17-003 </text:p>
      <text:section text:style-name="Sect1" text:name="ember903">
        <text:p text:style-name="Standard"/>
      </text:section>
      <text:h text:style-name="Heading_20_1" text:outline-level="1">NASA, NOAA to Announce 2016 Global Temperatures, Climate Conditions</text:h>
      <text:p text:style-name="Text_20_body">Climate experts from NASA and the National Oceanic and Atmospheric Administration (NOAA) will provide the annually-scheduled release of data on global temperatures and discuss the most important climate trends of 2016 during a media teleconference at 11 a.m. EST Wednesday, Jan. 18.</text:p>
      <text:p text:style-name="Text_20_body">The teleconference panelists are:</text:p>
      <text:list xml:id="list8508438280403607447" text:style-name="L1">
        <text:list-item>
          <text:p text:style-name="P5">Gavin Schmidt, director of NASA's Goddard Institute for Space Studies in New York </text:p>
        </text:list-item>
        <text:list-item>
          <text:p text:style-name="P3">Deke Arndt, chief of the global monitoring branch of NOAA’s National Centers for Environmental Information in Asheville, North Carolina </text:p>
        </text:list-item>
      </text:list>
      <text:p text:style-name="Text_20_body">Media can participate in the teleconference by calling 888-323-5258 (toll-free in the United States and Canada) or 415-228-4837 (international) and use the passcode "climate."</text:p>
      <text:p text:style-name="Text_20_body">Audio of the briefing, as well as supporting graphics, will stream live at:</text:p>
      <text:p text:style-name="P4"><text:a xlink:type="simple" xlink:href="http://www.nasa.gov/newsaudio" text:style-name="Internet_20_link" text:visited-style-name="Visited_20_Internet_20_Link"><text:span text:style-name="Strong_20_Emphasis">http://www.nasa.gov/newsaudio</text:span></text:a></text:p>
      <text:p text:style-name="Text_20_body">NASA and NOAA are two keepers of the world's temperature data and independently produce a record of Earth's surface temperatures, as well as changes based on historical observations over oceans and land.</text:p>
      <text:p text:style-name="Text_20_body">For more information about NASA's Earth science programs, visit:</text:p>
      <text:p text:style-name="P4"><text:a xlink:type="simple" xlink:href="http://www.nasa.gov/earth" text:style-name="Internet_20_link" text:visited-style-name="Visited_20_Internet_20_Link"><text:span text:style-name="Strong_20_Emphasis">http://www.nasa.gov/earth</text:span></text:a></text:p>
      <text:p text:style-name="P4">-end-</text:p>
      <text:p text:style-name="Text_20_body">Sean Potter<text:line-break/>Headquarters, Washington<text:line-break/>202-358-1536<text:line-break/><text:a xlink:type="simple" xlink:href="mailto:sean.potter@nasa.gov" text:style-name="Internet_20_link" text:visited-style-name="Visited_20_Internet_20_Link">sean.potter@nasa.gov</text:a></text:p>
      <text:p text:style-name="Text_20_body">Michael Cabbage / Leslie McCarthy<text:line-break/>Goddard Institute for Space Studies, New York<text:line-break/>212-678-5516 / 212-678-5507<text:line-break/><text:a xlink:type="simple" xlink:href="mailto:mcabbage@nasa.gov" text:style-name="Internet_20_link" text:visited-style-name="Visited_20_Internet_20_Link">mcabbage@nasa.gov</text:a> / <text:a xlink:type="simple" xlink:href="mailto:leslie.m.mccarthy@nasa.gov" text:style-name="Internet_20_link" text:visited-style-name="Visited_20_Internet_20_Link">leslie.m.mccarthy@nasa.gov</text:a></text:p>
      <text:p text:style-name="Text_20_body">John Leslie<text:line-break/>NOAA National Environmental Satellite, Data and Information Service, Silver Spring, Md.<text:line-break/>301-713-0214<text:line-break/><text:a xlink:type="simple" xlink:href="mailto:john.leslie@noaa.gov" text:style-name="Internet_20_link" text:visited-style-name="Visited_20_Internet_20_Link">john.leslie@noaa.gov</text:a></text:p>
      <text:p text:style-name="Text_20_body"><text:soft-page-break/>Brady Phillips<text:line-break/>NOAA Headquarters, Washington<text:line-break/>202-407-1298<text:line-break/><text:a xlink:type="simple" xlink:href="mailto:brady.phillips@noaa.gov" text:style-name="Internet_20_link" text:visited-style-name="Visited_20_Internet_20_Link">brady.phillips@noaa.gov</text:a></text:p>
      <text:p text:style-name="P1"/>
      <text:p text:style-name="P1">Last Updated: Jan. 13, 2017</text:p>
      <text:p text:style-name="Standard">Editor: Karen Northon</text:p>
      <text:section text:style-name="Sect1" text:name="ember1058">
        <text:h text:style-name="Heading_20_5" text:outline-level="5">Tags:  <text:a xlink:type="simple" xlink:href="https://www.nasa.gov/subject/3127/climate" text:style-name="Internet_20_link" text:visited-style-name="Visited_20_Internet_20_Link">Climate</text:a>, <text:a xlink:type="simple" xlink:href="https://www.nasa.gov/topics/earth/index.html" text:style-name="Internet_20_link" text:visited-style-name="Visited_20_Internet_20_Link">Earth</text:a>, <text:a xlink:type="simple" xlink:href="https://www.nasa.gov/subject/6071/giss" text:style-name="Internet_20_link" text:visited-style-name="Visited_20_Internet_20_Link">Goddard Institute for Space Studies</text:a>, <text:a xlink:type="simple" xlink:href="https://www.nasa.gov/subject/3649/noaa" text:style-name="Internet_20_link" text:visited-style-name="Visited_20_Internet_20_Link">NOAA</text:a></text:h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43:56.748044140</meta:creation-date>
    <dc:date>2017-01-17T13:46:22.113230216</dc:date>
    <meta:editing-duration>PT2M2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2" meta:paragraph-count="21" meta:word-count="239" meta:character-count="1764" meta:non-whitespace-character-count="1544"/>
  </office:meta>
</office:document-meta>
</file>